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style>
    <style:style style:name="T3" style:family="text">
      <style:text-properties style:font-name="Times New Roman" fo:font-size="12pt" fo:font-style="italic" style:font-size-asian="12pt" style:font-style-asian="italic" style:font-style-complex="italic"/>
    </style:style>
    <style:style style:name="T4" style:family="text">
      <style:text-properties style:font-name="Times New Roman" fo:font-size="12pt" fo:font-style="italic" fo:font-weight="bold" style:font-size-asian="12pt" style:font-style-asian="italic" style:font-weight-asian="bold"/>
    </style:style>
    <style:style style:name="T5" style:family="text">
      <style:text-properties style:font-name="Times New Roman" fo:font-size="12pt" fo:font-weight="bold" style:font-size-asian="12pt" style:font-weight-asian="bold"/>
    </style:style>
    <style:style style:name="T6" style:family="text">
      <style:text-properties style:text-position="super 58%"/>
    </style:style>
    <style:style style:name="T7" style:family="text">
      <style:text-properties style:text-position="super 58%" style:font-name="Times New Roman"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wspaper interview with Alejandra:</text:span></text:p>
      <text:p text:style-name="Standard"/>
      <text:p text:style-name="Standard"><text:span text:style-name="T1">On the occasion of the 77</text:span><text:span text:style-name="T7">th</text:span><text:span text:style-name="T1"> anniversary of the </text:span><text:span text:style-name="T2">Retirada</text:span><text:span text:style-name="T1">, as every year, the association </text:span><text:span text:style-name="T3">Mémoire de l'Espagne Républicaine 82</text:span><text:span text:style-name="T1"> organises a march on the road between Borredon railway station and </text:span><text:span text:style-name="T3">Camp de Jude</text:span><text:span text:style-name="T1"> in Septfonds. This is a well-known historical road, because as soon as the Spanish refugees arrived in France, a lot of them marched along it to an existence none of them could have imagined. On this eleventh day of March 2016, the newspaper </text:span><text:span text:style-name="T3">Midi Libre</text:span><text:span text:style-name="T1"> accompanied them on this commemorative march paying tribute to the Spanish who had arrived in France. To the sound of the republican songs of the time, we met an old lady, Alejandra, accompanied by her granddaughter, Clara, with whom we discussed their past, to find out why they had come to Borredon on the 11</text:span><text:span text:style-name="T6">th</text:span><text:span text:style-name="T1"> March. </text:span></text:p>
      <text:p text:style-name="Standard"/>
      <text:p text:style-name="Standard"><text:span text:style-name="T5">Journalist: As a participant in this march, do you have a link with the Civil War in Spain and the </text:span><text:span text:style-name="T4">Retirada</text:span><text:span text:style-name="T5">?  <text:s/></text:span></text:p>
      <text:p text:style-name="Standard"><text:span text:style-name="T1">Alejandra: Yes, when that took place, I was 4 years old. </text:span></text:p>
      <text:p text:style-name="Standard"><text:span text:style-name="T5">J: Despite your having been that young at the time, do you remember what your journey from Spain to France was like?</text:span></text:p>
      <text:p text:style-name="Standard"><text:span text:style-name="T1">A: Not at all. Moreover, you should know that this was a painful subject within our family, almost taboo. The subject came up when my granddaughter Clara asked me at a family meal to tell her about the event. Unfortunately, I was unable to answer her, which frustrated me. That's when I conducted research on family history with my young Spanish undergraduate student, in order to get some concrete information. </text:span></text:p>
      <text:p text:style-name="Standard"><text:span text:style-name="T5">J: What were the reactions of your family members to this decision and your determination to understand the past?</text:span></text:p>
      <text:p text:style-name="Standard"><text:span text:style-name="T1">A: Well, to my great surprise, I managed to get some answers thanks to an older cousin, especially about the hardships of the trip (cold, hunger, crowds, etc.). When I asked my family, there were mixed opinions. On the one side there were those who told me everything they remembered and on the other, those who were reluctant to talk about it, as the memories were too painful. Thanks to that testimony, I had flashbacks about these events and about my father.</text:span></text:p>
      <text:p text:style-name="Standard"><text:span text:style-name="T5">J: Did you get any information about your father?</text:span></text:p>
      <text:p text:style-name="Standard"><text:span text:style-name="T1">A: Yes, I learned that we had been separated at the border and that he was interned at </text:span><text:span text:style-name="T3">Camp de Septfonds</text:span><text:span text:style-name="T1">, while my mother and I were in a shelter in Marseille. </text:span></text:p>
      <text:p text:style-name="Standard"><text:span text:style-name="T5">J: Knowing that your family was separated at the French-Spanish border, did you return to the scene?</text:span></text:p>
      <text:p text:style-name="Standard"><text:span text:style-name="T1">A: Yes, and I brought Clara with me to go to </text:span><text:span text:style-name="T3">La Jonquera</text:span><text:span text:style-name="T1">, the place where we went through the border. We found a small museum there devoted to the </text:span><text:span text:style-name="T3">Retirada</text:span><text:span text:style-name="T1">. There again, new memories emerged, including images of ‘chaos’, with crying and anxiety. </text:span></text:p>
      <text:p text:style-name="Standard"><text:soft-page-break/><text:span text:style-name="T5">J: Through our discussion, you told me that you come back every year on the occasion of this march. Apart from this event, have you ever come to the Tarn-et-Garonne, to sites like Septfonds or Montauban?</text:span></text:p>
      <text:p text:style-name="Standard"><text:span text:style-name="T1">A: Yes, again with Clara, in 2006, we decided to go to the place where it happened, to see what was left of the Spanish people who stayed there. When Clara and I visited the camp site, I became aware of the difficult conditions under which my father had lived. Then, the local guide took us to the village's Spanish cemetery. When I went there, I realized how lucky I was to have found my father alive at the end of this episode. In addition, we met a woman named Suzanne, who runs a café, who was kind enough to tell us about her experiences when the Spanish refugees came there. </text:span></text:p>
      <text:p text:style-name="Standard"><text:span text:style-name="T5">J: What impressed you about the conversations you had with the people of the village?</text:span></text:p>
      <text:p text:style-name="Standard"><text:span text:style-name="T1">A: Well, this friendly lady shared some of her memories, especially when my granddaughter showed her a spoon that had belonged to my father. When Suzanne saw the spoon, she told us everything, including the spoon smuggling of a child named Angel. He absolutely wanted everyone to have their spoon after my father gave him his. </text:span></text:p>
      <text:p text:style-name="Standard"><text:span text:style-name="T5">J: This famous spoon you're talking about, does it feature in your father's story?</text:span></text:p>
      <text:p text:style-name="Standard"><text:span text:style-name="T1">A: Of course! My father set great store on human values, I think that having a spoon in an unhealthy place was very important for him, a way of defending his values. Suzanne explained that by following Angel's example, the other detainees also got involved in this smuggling. </text:span></text:p>
      <text:p text:style-name="Standard"><text:span text:style-name="T5">J: Despite the fact that you come from Aveyron, does this prevent you from getting involved in the community life commemorating the Spanish refugees?</text:span></text:p>
      <text:p text:style-name="Standard"><text:span text:style-name="T1">A: No! Being acknowledged as a descendant of an exiled person, everyone knows me. The people we walked with are my friends. Furthermore, in 2014, I joined the Association for remembrance of the Republican Exile in France (ASEREF), of which I am now Vice-President.</text:span></text:p>
      <text:p text:style-name="Standard"><text:span text:style-name="T1"><text:tab/>Thanks to these people, the Franco-Spanish memory persists over time. They have also been visited by many politicians, both French and Spanish. In addition, the associations of the region meet every year, on several dates, to organize activities and events, with the aim of raising the awareness of the younger generations. Because, according to the vice-president of ASEREF: “The younger generations are the future, when we are no longer there, somebody will have to take over!” </text:span></text:p>
      <text:p text:style-name="Standard"/>
      <text:p text:style-name="Standard"><text:span text:style-name="T1">Kévin Mairrant, journalist for the </text:span><text:span text:style-name="T3">Midi Libr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fr" style:country-asian="FR"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Times New Roman" fo:font-size="11pt" fo:language="en" fo:country="GB" style:font-name-asian="Arial Unicode MS"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humblot</meta:initial-creator>
    <dc:creator>Marie AUBRY</dc:creator>
    <meta:editing-cycles>2</meta:editing-cycles>
    <meta:creation-date>2019-10-04T10:22:00</meta:creation-date>
    <dc:date>2019-12-11T10:56:35</dc:date>
    <meta:editing-duration>PT1S</meta:editing-duration>
    <meta:generator>OpenOffice/4.1.3$Unix OpenOffice.org_project/413m1$Build-9783</meta:generator>
    <meta:document-statistic meta:table-count="0" meta:image-count="0" meta:object-count="0" meta:page-count="2" meta:paragraph-count="22" meta:word-count="897" meta:character-count="5133"/>
    <meta:user-defined meta:name="AppVersion">16.0000</meta:user-defined>
    <meta:user-defined meta:name="Company">INU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